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4</text:p>
      <text:p text:style-name="P5">Date (derived from Gregorian calendar)<text:tab/>February 8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Feb. 8<text:span text:style-name="T2">th</text:span><text:span text:style-name="T3">, 5654/</text:span></text:p>
      <text:p text:style-name="P2"><text:span text:style-name="T3">Rev. Dr. S. Morais!/</text:span></text:p>
      <text:p text:style-name="P2"><text:span text:style-name="T3"><text:tab/>Dear Dr!/</text:span></text:p>
      <text:p text:style-name="P2"><text:span text:style-name="T3"><text:tab/><text:tab/>The following are the students attending the two/ upper classes. <text:s/>Senior A. Joseph Herman Hertz, David Wittenberg./ <text:s/>Senior B. Benjamin Ehrenreich, Michael Fried, Emil Friedman,/ Morris Mandel. <text:s/>The students who passed at the recent examination/ and are now entered upon the roll are Bernard M. Kaplan for the Junior Class,/ Hyman Abramowitz and Mark Kaplan for the Preparatory A. Class./ <text:s/>The following applicants for admission are now attending the sessions./</text:span></text:p>
      <text:p text:style-name="P2"><text:span text:style-name="T3">Aaron Drucker, for the Senior B class/</text:span></text:p>
      <text:p text:style-name="P2"><text:span text:style-name="T3">Simon Prokesch " " Junior " "/</text:span></text:p>
      <text:p text:style-name="P2"><text:span text:style-name="T3">Hyman Schapiro " " Preparatory A " "/</text:span></text:p>
      <text:p text:style-name="P2"><text:span text:style-name="T3">Abraham Zahler " " " " " "/</text:span></text:p>
      <text:p text:style-name="P2"><text:span text:style-name="T3">Abraham Ruben " " " B " "/</text:span></text:p>
      <text:p text:style-name="P2"><text:soft-page-break/><text:span text:style-name="T3">Mr Speaker informs me that he has sent you a complete list of the/ students attending in the Junior, Preparatory A. and B. classes. <text:s/>I, therefore,/ omit them here. <text:s/>In reference to the instruction in Bible which you/ desire given on Thursdays form 2-4 P. M. in place of the [Hebrew], would you/ please inform me whether you desire this instruction to be for the/ Senior A. or Senior B. class and also kindly designate the book we/ should read. <text:s/>In regard to the results of your examination of the/</text:span></text:p>
      <text:p text:style-name="P2"><text:span text:style-name="T3"/></text:p>
      <text:p text:style-name="P2"><text:span text:style-name="T3">[Page 2]</text:span></text:p>
      <text:p text:style-name="P2"><text:span text:style-name="T3">Senior B. in Job last Thursday, which, I regret, was not as satisfactory/ as you would have wished, I must state that that examination was/ not such as to give a really correct idea of what we have been doing/ in Biblical work. <text:s/>Only half of the class were present and of the two, one/ is known to be rather backward, and slow and nevertheless a painstaking/ and hard working youth. <text:s/>We have read seven chapters of Job and I have/ never parred on from a chapter until I was convinced that the class had/ mastered it. <text:s/>I am sure the final examination this year will demon-/-strate this. <text:s/>The Junior class has read the entire book of Hosea, 14/ chapters and is now reviewing it and five chapters of Chaldaic in the book/ of Daniel, with the elements of Chaldaic grammar. <text:s/>The Preparatory A. class/ has read 9 Psalms, and nearly the whole of the second book of Kings./ <text:s/>I do not see how we could devote more hours to Biblical instruction without/ dropping the features which are characteristic of higher Jewish Seminary work/ and essential to the equipment of the Rabbi, such as Talmud, Midrash, Jewish/ Philosophy and History, Homiletics and History of Philosophy and Biblical versions or/ colliding with the Secular studies now considered so indispensable./</text:span></text:p>
      <text:p text:style-name="P2"><text:span text:style-name="T3">Believe me that I have the welfare of our institution at heart and will always/ strive to do everything to impose the training and capacities of our students./ <text:s/>With sincere regards, I remain/ Yours truly/ Bernard Drachman/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2:19:43.72</meta:creation-date>
    <meta:document-statistic meta:table-count="0" meta:image-count="0" meta:object-count="0" meta:page-count="3" meta:paragraph-count="74" meta:word-count="635" meta:character-count="3944"/>
    <dc:date>2011-12-20T12:35:16.04</dc:date>
    <dc:creator>Penn Libraries</dc:creator>
    <meta:editing-duration>PT00H00M10S</meta:editing-duration>
    <meta:editing-cycles>1</meta:editing-cycles>
    <meta:generator>OpenOffice.org/3.2$Win32 OpenOffice.org_project/320m12$Build-9483</meta:generator>
  </office:meta>
</office:document-meta>
</file>